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de">
      <style:text-properties officeooo:paragraph-rsid="000290de"/>
    </style:style>
    <style:style style:name="P2" style:family="paragraph" style:parent-style-name="Code">
      <style:text-properties officeooo:rsid="0002588b" officeooo:paragraph-rsid="000290de"/>
    </style:style>
    <style:style style:name="P3" style:family="paragraph" style:parent-style-name="Code">
      <style:text-properties officeooo:paragraph-rsid="0002f282"/>
    </style:style>
    <style:style style:name="P4" style:family="paragraph" style:parent-style-name="Preformatted_20_Text">
      <style:text-properties officeooo:rsid="00013372" officeooo:paragraph-rsid="0001ece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text-properties officeooo:rsid="00013372" officeooo:paragraph-rsid="0001eced"/>
    </style:style>
    <style:style style:name="P7" style:family="paragraph" style:parent-style-name="Standard">
      <style:text-properties officeooo:paragraph-rsid="00013372"/>
    </style:style>
    <style:style style:name="P8" style:family="paragraph" style:parent-style-name="Standard">
      <style:text-properties officeooo:rsid="0001a832" officeooo:paragraph-rsid="0001a832"/>
    </style:style>
    <style:style style:name="P9" style:family="paragraph" style:parent-style-name="Standard">
      <style:text-properties officeooo:rsid="0001a832" officeooo:paragraph-rsid="0001eced"/>
    </style:style>
    <style:style style:name="P10" style:family="paragraph" style:parent-style-name="Standard">
      <style:text-properties officeooo:paragraph-rsid="0001eced"/>
    </style:style>
    <style:style style:name="P11" style:family="paragraph" style:parent-style-name="Standard">
      <style:text-properties officeooo:rsid="0001eced" officeooo:paragraph-rsid="0001eced"/>
    </style:style>
    <style:style style:name="P12" style:family="paragraph" style:parent-style-name="Standard">
      <style:text-properties officeooo:rsid="0002588b" officeooo:paragraph-rsid="0002588b"/>
    </style:style>
    <style:style style:name="P13" style:family="paragraph" style:parent-style-name="Standard">
      <style:text-properties officeooo:paragraph-rsid="0002588b"/>
    </style:style>
    <style:style style:name="P14" style:family="paragraph" style:parent-style-name="Standard">
      <style:text-properties officeooo:paragraph-rsid="000290de"/>
    </style:style>
    <style:style style:name="P15" style:family="paragraph" style:parent-style-name="Standard">
      <style:text-properties officeooo:paragraph-rsid="0002f282"/>
    </style:style>
    <style:style style:name="P16" style:family="paragraph" style:parent-style-name="Code">
      <style:text-properties officeooo:paragraph-rsid="00054fa3"/>
    </style:style>
    <style:style style:name="P17" style:family="paragraph" style:parent-style-name="Code">
      <style:text-properties officeooo:paragraph-rsid="0009ac5f"/>
    </style:style>
    <style:style style:name="P18" style:family="paragraph" style:parent-style-name="Standard">
      <style:text-properties officeooo:rsid="000290de" officeooo:paragraph-rsid="000290de"/>
    </style:style>
    <style:style style:name="P19" style:family="paragraph" style:parent-style-name="Standard">
      <style:text-properties officeooo:rsid="003e94d8" officeooo:paragraph-rsid="0003cae0"/>
    </style:style>
    <style:style style:name="P20" style:family="paragraph" style:parent-style-name="Standard">
      <style:text-properties officeooo:rsid="0006882e" officeooo:paragraph-rsid="0003cae0"/>
    </style:style>
    <style:style style:name="P21" style:family="paragraph" style:parent-style-name="Standard">
      <style:text-properties officeooo:rsid="003fd1ef" officeooo:paragraph-rsid="0003cae0"/>
    </style:style>
    <style:style style:name="P22" style:family="paragraph" style:parent-style-name="Standard">
      <style:text-properties officeooo:rsid="00075984" officeooo:paragraph-rsid="0003cae0"/>
    </style:style>
    <style:style style:name="P23" style:family="paragraph" style:parent-style-name="Standard">
      <style:text-properties officeooo:rsid="0003cae0" officeooo:paragraph-rsid="0003cae0"/>
    </style:style>
    <style:style style:name="P24" style:family="paragraph" style:parent-style-name="Standard">
      <style:text-properties officeooo:paragraph-rsid="0009ac5f"/>
    </style:style>
    <style:style style:name="P25" style:family="paragraph" style:parent-style-name="Standard">
      <style:text-properties officeooo:rsid="0009ac5f" officeooo:paragraph-rsid="0009ac5f"/>
    </style:style>
    <style:style style:name="P26" style:family="paragraph" style:parent-style-name="Standard">
      <style:text-properties officeooo:rsid="00013372" officeooo:paragraph-rsid="0001eced"/>
    </style:style>
    <style:style style:name="P27" style:family="paragraph" style:parent-style-name="Standard">
      <style:paragraph-properties fo:break-before="page"/>
      <style:text-properties officeooo:paragraph-rsid="0003cae0"/>
    </style:style>
    <style:style style:name="P28" style:family="paragraph" style:parent-style-name="Standard">
      <style:paragraph-properties fo:break-before="page"/>
      <style:text-properties officeooo:rsid="00013372" officeooo:paragraph-rsid="0001ec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ac5f" style:font-weight-asian="bold" style:font-weight-complex="bold"/>
    </style:style>
    <style:style style:name="T3" style:family="text">
      <style:text-properties officeooo:rsid="0001a832"/>
    </style:style>
    <style:style style:name="T4" style:family="text">
      <style:text-properties officeooo:rsid="0001ece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03cae0"/>
    </style:style>
    <style:style style:name="T7" style:family="text">
      <style:text-properties officeooo:rsid="00054fa3"/>
    </style:style>
    <style:style style:name="T8" style:family="text">
      <style:text-properties style:font-name="Liberation Mono1" fo:font-size="10pt" officeooo:rsid="00054fa3"/>
    </style:style>
    <style:style style:name="T9" style:family="text">
      <style:text-properties officeooo:rsid="00080ffb"/>
    </style:style>
    <style:style style:name="T10" style:family="text">
      <style:text-properties officeooo:rsid="0009ac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6">[Style cheat cheat]</text:span></text:p>
      <text:p text:style-name="Standard"><text:a xlink:type="simple" xlink:href="https://docs.godotengine.org/en/stable/getting_started/scripting/gdscript/gdscript_styleguide.html?#code-order" text:style-name="Internet_20_link" text:visited-style-name="Visited_20_Internet_20_Link">https://docs.godotengine.org/en/stable/getting_started/scripting/gdscript/gdscript_styleguide.html</text:a></text:p>
      <text:p text:style-name="Standard"/>
      <text:p text:style-name="P24"><text:span text:style-name="T1">snake_case</text:span> for file names, functions, and variables <text:line-break/><text:span text:style-name="T10">(Also use </text:span><text:span text:style-name="T2">snake_case</text:span><text:span text:style-name="T10"> when loading a class into a variable)</text:span>:</text:p>
      <text:p text:style-name="Standard">weapon.gd</text:p>
      <text:p text:style-name="Standard"><text:span text:style-name="T9">resource</text:span>_<text:span text:style-name="T9">meter</text:span>.gd</text:p>
      <text:p text:style-name="Standard">zone_2.tscn<text:line-break/></text:p>
      <text:p text:style-name="Code">```</text:p>
      <text:p text:style-name="P17">onready var light_meter := preload("res://Scenes/resource_meter.tscn").instance()</text:p>
      <text:p text:style-name="P17"/>
      <text:p text:style-name="Code">extends Node</text:p>
      <text:p text:style-name="Code">```</text:p>
      <text:p text:style-name="Standard"/>
      <text:p text:style-name="Standard"/>
      <text:p text:style-name="P7"><text:span text:style-name="T1">PascalCase</text:span> for class, node names, <text:span text:style-name="T3">folders</text:span>:</text:p>
      <text:p text:style-name="Code">```</text:p>
      <text:p text:style-name="P17">class_name Weapon</text:p>
      <text:p text:style-name="Code">extends KinematicBody</text:p>
      <text:p text:style-name="Code">```</text:p>
      <text:p text:style-name="Standard"/>
      <text:p text:style-name="P8">(PascalCase for folder names while using snake_case for files allows for cleaner differentiation which will <text:span text:style-name="T4">probably </text:span>make file searching much smoother)</text:p>
      <text:p text:style-name="P11">=========================================================================</text:p>
      <text:p text:style-name="Standard"/>
      <text:p text:style-name="Standard"/>
      <text:p text:style-name="Standard"/>
      <text:p text:style-name="Standard">lowercase for letters in hexadecimal numbers:</text:p>
      <text:p text:style-name="Code">```</text:p>
      <text:p text:style-name="Code">var large_number = 1_234_567_890</text:p>
      <text:p text:style-name="Code">var hex_number = 0xfb8c0b</text:p>
      <text:p text:style-name="Code">var large_hex_number = 0xffff_f8f8_0000</text:p>
      <text:p text:style-name="Code">var large_bin_number = 0b1101_0010_1010</text:p>
      <text:p text:style-name="Code"># Numbers lower than 1000000 generally don't need separators.</text:p>
      <text:p text:style-name="Code">var small_number = 12345</text:p>
      <text:p text:style-name="Code">```</text:p>
      <text:p text:style-name="P9"/>
      <text:p text:style-name="P10">CONSTANT_CASE for constants and enums:</text:p>
      <text:p text:style-name="P17">```<text:line-break/>const W<text:span text:style-name="T8">EAPON</text:span> = preload("res://weapon.gd")</text:p>
      <text:p text:style-name="Code">const MAX_SPEED = 200</text:p>
      <text:p text:style-name="Code">```</text:p>
      <text:p text:style-name="P6"/>
      <text:p text:style-name="P6"><text:a xlink:type="simple" xlink:href="https://docs.godotengine.org/en/stable/getting_started/scripting/gdscript/gdscript_styleguide.html?#code-order" text:style-name="Internet_20_link" text:visited-style-name="Visited_20_Internet_20_Link"/></text:p>
      <text:p text:style-name="P28"><text:a xlink:type="simple" xlink:href="https://docs.godotengine.org/en/stable/getting_started/scripting/gdscript/gdscript_styleguide.html?#code-order" text:style-name="Internet_20_link" text:visited-style-name="Visited_20_Internet_20_Link">https://docs.godotengine.org/en/stable/getting_started/scripting/gdscript/gdscript_styleguide.html?#code-order</text:a></text:p>
      <text:p text:style-name="P4">01. tool</text:p>
      <text:p text:style-name="Preformatted_20_Text">02. class_name</text:p>
      <text:p text:style-name="Preformatted_20_Text">03. extends</text:p>
      <text:p text:style-name="Preformatted_20_Text">04. # docstring</text:p>
      <text:p text:style-name="Preformatted_20_Text"/>
      <text:p text:style-name="Preformatted_20_Text">05. signals</text:p>
      <text:p text:style-name="Preformatted_20_Text">06. enums</text:p>
      <text:p text:style-name="Preformatted_20_Text">07. constants</text:p>
      <text:p text:style-name="Preformatted_20_Text">08. exported variables</text:p>
      <text:p text:style-name="Preformatted_20_Text">09. public variables</text:p>
      <text:p text:style-name="Preformatted_20_Text">10. private variables</text:p>
      <text:p text:style-name="Preformatted_20_Text">11. onready variables</text:p>
      <text:p text:style-name="Preformatted_20_Text"/>
      <text:p text:style-name="Preformatted_20_Text">12. optional built-in virtual _init method</text:p>
      <text:p text:style-name="Preformatted_20_Text">13. built-in virtual _ready method</text:p>
      <text:p text:style-name="Preformatted_20_Text">14. remaining built-in virtual methods</text:p>
      <text:p text:style-name="Preformatted_20_Text">15. public methods</text:p>
      <text:p text:style-name="P5">16. private methods</text:p>
      <text:p text:style-name="Standard"/>
      <text:p text:style-name="Standard"/>
      <text:p text:style-name="Standard">Regular comments should start with a space, but not code that you comment out. </text:p>
      <text:p text:style-name="P13">This helps differentiate text comments from disabled code. </text:p>
      <text:p text:style-name="Code">```<text:line-break/># This is a comment.</text:p>
      <text:p text:style-name="Code">#print("This is disabled code")</text:p>
      <text:p text:style-name="Code">```</text:p>
      <text:p text:style-name="P13"/>
      <text:p text:style-name="P12">For boolean operators use:</text:p>
      <text:p text:style-name="P2">```</text:p>
      <text:p text:style-name="P1">and/or <text:span text:style-name="T5">instead of <text:s/></text:span>&amp;&amp;/||</text:p>
      <text:p text:style-name="P1">```</text:p>
      <text:p text:style-name="Standard"/>
      <text:p text:style-name="P18">Use a trailing comma on the last line in arrays, dictionaries, and enums.</text:p>
      <text:p text:style-name="P14">Trailing commas are unnecessary in single-line lists </text:p>
      <text:p text:style-name="Standard"/>
      <text:p text:style-name="P15">Use the past tense to name signals:</text:p>
      <text:p text:style-name="P3">```</text:p>
      <text:p text:style-name="Code">signal door_opened</text:p>
      <text:p text:style-name="Code">signal score_changed</text:p>
      <text:p text:style-name="P3">```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master-page-name="">
      <style:paragraph-properties fo:margin-left="0cm" fo:margin-right="0cm" fo:line-height="115%" fo:text-align="start" style:justify-single-word="false" fo:text-indent="0cm" style:auto-text-indent="false" style:page-number="auto" style:vertical-align="auto"/>
      <style:text-properties style:font-name="Liberation Mono1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8:32:56.910000000</meta:creation-date>
    <meta:editing-duration>P6DT10H49M10S</meta:editing-duration>
    <meta:editing-cycles>5</meta:editing-cycles>
    <meta:generator>LibreOffice/7.0.4.2$Windows_X86_64 LibreOffice_project/dcf040e67528d9187c66b2379df5ea4407429775</meta:generator>
    <dc:date>2021-11-10T19:06:42.495000000</dc:date>
    <meta:document-statistic meta:table-count="0" meta:image-count="0" meta:object-count="0" meta:page-count="2" meta:paragraph-count="63" meta:word-count="245" meta:character-count="1937" meta:non-whitespace-character-count="1749"/>
  </office:meta>
</office:document-meta>
</file>